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0.1</meta:generator>
    <dc:title>Test with Pandoc using Github Actions</dc:title>
    <dc:description/>
    <dc:subject/>
    <meta:keyword/>
    <meta:initial-creator/>
    <dc:creator/>
    <meta:creation-date>2022-01-21T16:43:54Z</meta:creation-date>
    <dc:date>2022-01-21T16:43:54Z</dc:date>
  </office:meta>
</office:document-meta>
</file>